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egr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weight="bold" officeooo:rsid="000ed12e" officeooo:paragraph-rsid="000ed12e" style:font-weight-asian="bold" style:font-weight-complex="bold"/>
    </style:style>
    <style:style style:name="P2" style:family="paragraph" style:parent-style-name="Standard">
      <style:paragraph-properties fo:text-align="center" style:justify-single-word="false"/>
      <style:text-properties style:font-name="Arial1" fo:font-size="12pt" fo:font-weight="normal" officeooo:rsid="000fe16a" officeooo:paragraph-rsid="000fe16a"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1" fo:font-size="12pt" fo:font-weight="normal" officeooo:rsid="000ed12e" officeooo:paragraph-rsid="000ed1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1" fo:font-size="12pt" fo:font-weight="normal" officeooo:rsid="000ed12e" officeooo:paragraph-rsid="000fe16a" style:font-size-asian="12pt" style:font-weight-asian="normal" style:font-size-complex="12pt" style:font-weight-complex="normal"/>
    </style:style>
    <style:style style:name="P5" style:family="paragraph" style:parent-style-name="Standard">
      <loext:graphic-properties draw:fill="none"/>
      <style:paragraph-properties fo:text-align="justify" style:justify-single-word="false" fo:background-color="transparent"/>
      <style:text-properties style:font-name="Arial1" fo:font-size="12pt" fo:font-weight="normal" officeooo:rsid="0010a32a" officeooo:paragraph-rsid="0010a32a" style:font-size-asian="12pt" style:font-weight-asian="normal" style:font-size-complex="12pt" style:font-weight-complex="normal"/>
    </style:style>
    <style:style style:name="P6" style:family="paragraph" style:parent-style-name="Standard">
      <loext:graphic-properties draw:fill="none"/>
      <style:paragraph-properties fo:text-align="justify" style:justify-single-word="false" fo:background-color="transparent"/>
      <style:text-properties style:font-name="Arial1" fo:font-size="12pt" fo:font-weight="normal" officeooo:rsid="0010a32a" officeooo:paragraph-rsid="00117e9c"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Arial1" fo:font-size="12pt" fo:font-weight="bold" officeooo:rsid="000ed12e" officeooo:paragraph-rsid="000fe16a"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Arial1" fo:font-size="12pt" fo:font-weight="bold" officeooo:rsid="000ed12e" officeooo:paragraph-rsid="000ed12e"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Arial1" fo:font-size="12pt" fo:font-weight="bold" officeooo:rsid="0010a32a" officeooo:paragraph-rsid="0010a32a" style:font-size-asian="12pt" style:font-weight-asian="bold" style:font-size-complex="12pt" style:font-weight-complex="bold"/>
    </style:style>
    <style:style style:name="P10" style:family="paragraph" style:parent-style-name="Standard">
      <loext:graphic-properties draw:fill="none"/>
      <style:paragraph-properties fo:text-align="start" style:justify-single-word="false" fo:background-color="transparent"/>
      <style:text-properties style:font-name="Arial1" fo:font-size="12pt" fo:font-weight="bold" officeooo:rsid="0010a32a" officeooo:paragraph-rsid="0010a32a" style:font-size-asian="12pt" style:font-weight-asian="bold" style:font-size-complex="12pt" style:font-weight-complex="bold"/>
    </style:style>
    <style:style style:name="P11" style:family="paragraph" style:parent-style-name="Standard">
      <loext:graphic-properties draw:fill="none"/>
      <style:paragraph-properties fo:text-align="start" style:justify-single-word="false" fo:background-color="transparent"/>
      <style:text-properties style:font-name="Arial1" fo:font-size="12pt" fo:font-weight="bold" officeooo:rsid="0010a32a" officeooo:paragraph-rsid="00117e9c"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Arial1" fo:font-size="13pt" fo:font-weight="bold" officeooo:rsid="000ed12e" officeooo:paragraph-rsid="000ed12e"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Arial1" fo:font-size="13pt" fo:font-weight="bold" officeooo:rsid="000ed12e" officeooo:paragraph-rsid="000fe16a" style:font-size-asian="13pt" style:font-weight-asian="bold" style:font-size-complex="13pt" style:font-weight-complex="bold"/>
    </style:style>
    <style:style style:name="P14"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1" fo:font-size="12pt" fo:font-weight="normal" officeooo:rsid="000fe16a" officeooo:paragraph-rsid="000fe16a" style:font-size-asian="12pt" style:font-weight-asian="normal" style:font-size-complex="12pt" style:font-weight-complex="normal"/>
    </style:style>
    <style:style style:name="P15"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1" fo:font-size="12pt" fo:font-weight="normal" officeooo:rsid="000fe16a" officeooo:paragraph-rsid="000fe16a" style:font-size-asian="12pt" style:font-weight-asian="normal" style:font-size-complex="12pt" style:font-weight-complex="normal"/>
    </style:style>
    <style:style style:name="P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12pt" fo:font-weight="normal" officeooo:rsid="000fe16a" officeooo:paragraph-rsid="000fe16a" style:font-size-asian="12pt" style:font-weight-asian="normal" style:font-size-complex="12pt" style:font-weight-complex="normal"/>
    </style:style>
    <style:style style:name="P17"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1" fo:font-size="12pt" fo:font-weight="normal" officeooo:rsid="000fe16a" officeooo:paragraph-rsid="000fe16a" style:font-size-asian="12pt" style:font-weight-asian="normal" style:font-size-complex="12pt" style:font-weight-complex="normal"/>
    </style:style>
    <style:style style:name="P18"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1" fo:font-size="12pt" fo:font-weight="normal" officeooo:rsid="0010a32a" officeooo:paragraph-rsid="0010a32a" style:font-size-asian="12pt" style:font-weight-asian="normal" style:font-size-complex="12pt" style:font-weight-complex="normal"/>
    </style:style>
    <style:style style:name="P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12pt" fo:font-weight="normal" officeooo:rsid="0010a32a" officeooo:paragraph-rsid="00117e9c" style:font-size-asian="12pt" style:font-weight-asian="normal" style:font-size-complex="12pt" style:font-weight-complex="normal"/>
    </style:style>
    <style:style style:name="P20"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1" fo:font-size="12pt" fo:font-weight="normal" officeooo:rsid="0010a32a" officeooo:paragraph-rsid="00117e9c" style:font-size-asian="12pt" style:font-weight-asian="normal" style:font-size-complex="12pt" style:font-weight-complex="normal"/>
    </style:style>
    <style:style style:name="P21"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1" fo:font-size="12pt" fo:font-weight="bold" officeooo:rsid="000fe16a" officeooo:paragraph-rsid="000fe16a" style:font-size-asian="12pt" style:font-weight-asian="bold" style:font-size-complex="12pt" style:font-weight-complex="bold"/>
    </style:style>
    <style:style style:name="P22"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1" fo:font-size="12pt" fo:font-weight="bold" officeooo:rsid="0010a32a" officeooo:paragraph-rsid="0010a32a" style:font-size-asian="12pt" style:font-weight-asian="bold" style:font-size-complex="12pt" style:font-weight-complex="bold"/>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Contents_20_3">
      <style:paragraph-properties>
        <style:tab-stops>
          <style:tab-stop style:position="6.3in" style:type="right" style:leader-style="dotted" style:leader-text="."/>
        </style:tab-stops>
      </style:paragraph-properties>
    </style:style>
    <style:style style:name="P26" style:family="paragraph" style:parent-style-name="Standard">
      <loext:graphic-properties draw:fill="none"/>
      <style:paragraph-properties fo:text-align="justify" style:justify-single-word="false" fo:background-color="transparent"/>
      <style:text-properties style:font-name="Arial1" fo:font-size="12pt" fo:font-weight="normal" officeooo:rsid="0010a32a" officeooo:paragraph-rsid="00164799" style:font-size-asian="12pt" style:font-weight-asian="normal" style:font-size-complex="12pt" style:font-weight-complex="normal"/>
    </style:style>
    <style:style style:name="P27" style:family="paragraph" style:parent-style-name="Heading_20_1">
      <style:text-properties officeooo:rsid="00117e9c" officeooo:paragraph-rsid="00117e9c"/>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117e9c" officeooo:paragraph-rsid="00117e9c"/>
    </style:style>
    <style:style style:name="P30"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31"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32" style:family="paragraph" style:parent-style-name="Heading_20_3">
      <style:text-properties officeooo:rsid="00117e9c" officeooo:paragraph-rsid="00117e9c"/>
    </style:style>
    <style:style style:name="P33"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P34" style:family="paragraph" style:parent-style-name="Heading_20_2">
      <style:text-properties officeooo:rsid="00117e9c" officeooo:paragraph-rsid="00117e9c"/>
    </style:style>
    <style:style style:name="P35"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T1" style:family="text">
      <style:text-properties officeooo:rsid="00157956"/>
    </style:style>
    <style:style style:name="T2" style:family="text">
      <style:text-properties officeooo:rsid="001a1bb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E SANTA CATARINA</text:p>
      <text:p text:style-name="P1">CENTRO TECNOLÓGICO</text:p>
      <text:p text:style-name="P1">DEPARTAMENTO DE INFORMÁTICA E ESTATÍSTICA</text:p>
      <text:p text:style-name="P1">CURSO DE CIÊNCIAS DA COMPUTAÇÃO</text:p>
      <text:p text:style-name="P1">INE5406 – SISTEMAS DIGITA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PROJETO PRÁTICO DE SISTEMAS DIGITAIS:</text:p>
      <text:p text:style-name="P12"/>
      <text:p text:style-name="P12">SISTEMA DE UM SEMÁFORO PARA CONTROLE DE UM CRUZAMENTO</text:p>
      <text:p text:style-name="P8"/>
      <text:p text:style-name="P8"/>
      <text:p text:style-name="P8"/>
      <text:p text:style-name="P8"/>
      <text:p text:style-name="P9">Área:</text:p>
      <text:p text:style-name="P9"/>
      <text:p text:style-name="P9">Sistemas Digitais</text:p>
      <text:p text:style-name="P3"/>
      <text:p text:style-name="P3"/>
      <text:p text:style-name="P3"/>
      <text:p text:style-name="P3"/>
      <text:p text:style-name="P3"/>
      <text:p text:style-name="P3"/>
      <text:p text:style-name="P3"/>
      <text:p text:style-name="P3"/>
      <text:p text:style-name="P3">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2018/2</text:p>
      <text:p text:style-name="P4"><text:soft-page-break/>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7"/>
      <text:p text:style-name="P7"/>
      <text:p text:style-name="P13">PROJETO PRÁTICO DE SISTEMAS DIGITAIS:</text:p>
      <text:p text:style-name="P13"/>
      <text:p text:style-name="P13">SISTEMA DE UM SEMÁFORO PARA CONTROLE DE UM CRUZAMENTO</text:p>
      <text:p text:style-name="P7"/>
      <text:p text:style-name="P7"/>
      <text:p text:style-name="P7"/>
      <text:p text:style-name="P15">Trabalho da disciplina “INE5406 – Sistemas Digitais” apresentado ao curso de Ciências da Computação do Departamento de Informática e Estatística da Universidade Federal de Santa Catarina.</text:p>
      <text:p text:style-name="P14"/>
      <text:p text:style-name="P14">Professor: Rafael Luiz Cancian, Dr. Eng.</text:p>
      <text:p text:style-name="P1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17">2018/2</text:p>
      <text:p text:style-name="P21">Lista de Figuras</text:p>
      <text:p text:style-name="P17"/>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p text:style-name="P17"/>
      <text:p text:style-name="P22">Sumário</text:p>
      <text:p text:style-name="P18"/>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_Toc1333_3336228586" text:style-name="Index_20_Link" text:visited-style-name="Index_20_Link"><text:s/>1 <text:s/>Introdução<text:tab/>5</text:a></text:p>
          <text:p text:style-name="P23"><text:a xlink:type="simple" xlink:href="#__RefHeading___Toc1335_3336228586" text:style-name="Index_20_Link" text:visited-style-name="Index_20_Link"><text:s/>2 <text:s/>Projeto do Sistema<text:tab/>6</text:a></text:p>
          <text:p text:style-name="P24"><text:a xlink:type="simple" xlink:href="#__RefHeading___Toc1337_3336228586" text:style-name="Index_20_Link" text:visited-style-name="Index_20_Link"><text:s/>2.1 <text:s/>Identificação das entradas<text:tab/>6</text:a></text:p>
          <text:p text:style-name="P24"><text:a xlink:type="simple" xlink:href="#__RefHeading___Toc1339_3336228586" text:style-name="Index_20_Link" text:visited-style-name="Index_20_Link"><text:s/>2.2 <text:s/>Descrição e Captura do Comportamento<text:tab/>6</text:a></text:p>
          <text:p text:style-name="P24"><text:a xlink:type="simple" xlink:href="#__RefHeading___Toc1341_3336228586" text:style-name="Index_20_Link" text:visited-style-name="Index_20_Link"><text:s/>2.3 <text:s/>Projeto do Bloco Operativo<text:tab/>6</text:a></text:p>
          <text:p text:style-name="P24"><text:a xlink:type="simple" xlink:href="#__RefHeading___Toc1343_3336228586" text:style-name="Index_20_Link" text:visited-style-name="Index_20_Link"><text:s/>2.4 <text:s/>Projeto do Bloco de Controle<text:tab/>6</text:a></text:p>
          <text:p text:style-name="P24"><text:a xlink:type="simple" xlink:href="#__RefHeading___Toc1345_3336228586" text:style-name="Index_20_Link" text:visited-style-name="Index_20_Link"><text:s/>2.5 <text:s/>Projeto da Unidade Aritmética<text:tab/>7</text:a></text:p>
          <text:p text:style-name="P23"><text:a xlink:type="simple" xlink:href="#__RefHeading___Toc1347_3336228586" text:style-name="Index_20_Link" text:visited-style-name="Index_20_Link"><text:s/>3 <text:s/>Desenvolvimento<text:tab/>7</text:a></text:p>
          <text:p text:style-name="P24"><text:a xlink:type="simple" xlink:href="#__RefHeading___Toc1349_3336228586" text:style-name="Index_20_Link" text:visited-style-name="Index_20_Link"><text:s/>3.1 <text:s/>Desenvolvimento do Bloco Operativo<text:tab/>7</text:a></text:p>
          <text:p text:style-name="P25"><text:a xlink:type="simple" xlink:href="#__RefHeading___Toc1351_3336228586" text:style-name="Index_20_Link" text:visited-style-name="Index_20_Link"><text:s/>3.1.1 <text:s/>Multiplexador 2x1 (MUX)<text:tab/>7</text:a></text:p>
          <text:p text:style-name="P25"><text:a xlink:type="simple" xlink:href="#__RefHeading___Toc1353_3336228586" text:style-name="Index_20_Link" text:visited-style-name="Index_20_Link"><text:s/>3.1.2 <text:s/>Registrador<text:tab/>8</text:a></text:p>
          <text:p text:style-name="P25"><text:a xlink:type="simple" xlink:href="#__RefHeading___Toc1355_3336228586" text:style-name="Index_20_Link" text:visited-style-name="Index_20_Link"><text:s/>3.1.3 <text:s/>Somador inteiro<text:tab/>8</text:a></text:p>
          <text:p text:style-name="P24"><text:a xlink:type="simple" xlink:href="#__RefHeading___Toc1357_3336228586" text:style-name="Index_20_Link" text:visited-style-name="Index_20_Link"><text:s/>3.2 <text:s/>Desenvolvimento do Bloco de Controle<text:tab/>8</text:a></text:p>
          <text:p text:style-name="P24"><text:a xlink:type="simple" xlink:href="#__RefHeading___Toc1359_3336228586" text:style-name="Index_20_Link" text:visited-style-name="Index_20_Link"><text:s/>3.3 <text:s/>Desenvolvimento da Unidade Aritmética<text:tab/>8</text:a></text:p>
          <text:p text:style-name="P23"><text:a xlink:type="simple" xlink:href="#__RefHeading___Toc1361_3336228586" text:style-name="Index_20_Link" text:visited-style-name="Index_20_Link"><text:s/>4 <text:s/>Testes e Validação<text:tab/>9</text:a></text:p>
          <text:p text:style-name="P24"><text:a xlink:type="simple" xlink:href="#__RefHeading___Toc1363_3336228586" text:style-name="Index_20_Link" text:visited-style-name="Index_20_Link"><text:s/>4.1 <text:s/>Validação do Bloco Operativo<text:tab/>9</text:a></text:p>
          <text:p text:style-name="P25"><text:a xlink:type="simple" xlink:href="#__RefHeading___Toc1365_3336228586" text:style-name="Index_20_Link" text:visited-style-name="Index_20_Link"><text:s/>4.1.1 <text:s/>Multiplexador 2x1 (MUX)<text:tab/>9</text:a></text:p>
          <text:p text:style-name="P25"><text:a xlink:type="simple" xlink:href="#__RefHeading___Toc1367_3336228586" text:style-name="Index_20_Link" text:visited-style-name="Index_20_Link"><text:s/>4.1.2 <text:s/>Registrador<text:tab/>9</text:a></text:p>
          <text:p text:style-name="P24"><text:a xlink:type="simple" xlink:href="#__RefHeading___Toc1369_3336228586" text:style-name="Index_20_Link" text:visited-style-name="Index_20_Link"><text:s/>4.2 <text:s/>Validação do Bloco de Controle<text:tab/>9</text:a></text:p>
          <text:p text:style-name="P24"><text:a xlink:type="simple" xlink:href="#__RefHeading___Toc1371_3336228586" text:style-name="Index_20_Link" text:visited-style-name="Index_20_Link"><text:s/>4.3 <text:s/>Validação da Unidade Aritmética<text:tab/>10</text:a></text:p>
          <text:p text:style-name="P24"><text:a xlink:type="simple" xlink:href="#__RefHeading___Toc1373_3336228586" text:style-name="Index_20_Link" text:visited-style-name="Index_20_Link"><text:s/>4.4 <text:s/>Conclusões<text:tab/>11</text:a></text:p>
          <text:p text:style-name="P24"><text:a xlink:type="simple" xlink:href="#__RefHeading___Toc1375_3336228586" text:style-name="Index_20_Link" text:visited-style-name="Index_20_Link">Referências Bibliográficas<text:tab/>12</text:a></text:p>
        </text:index-body>
      </text:table-of-content>
      <text:p text:style-name="P18"/>
      <text:h text:style-name="P28" text:outline-level="1"><text:bookmark-start text:name="__RefHeading___Toc1333_3336228586"/>Introdução<text:bookmark-end text:name="__RefHeading___Toc1333_3336228586"/></text:h>
      <text:p text:style-name="P10"/>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29" text:outline-level="1"><text:bookmark-start text:name="__RefHeading___Toc1335_3336228586"/>Projeto do Sistema<text:bookmark-end text:name="__RefHeading___Toc1335_3336228586"/></text:h>
      <text:p text:style-name="P11"/>
      <text:p text:style-name="P26"><text:tab/><text:span text:style-name="T1">O sistema corresponde a um semáforo para controle de um cruzamento. Tal cruzamento consiste de uma rua principal, uma rua secundária e uma travesia de pedestres.</text:span></text:p>
      <text:p text:style-name="P6"/>
      <text:h text:style-name="Heading_20_2" text:outline-level="2"><text:bookmark-start text:name="__RefHeading___Toc1337_3336228586"/>Identificação das entradas<text:bookmark-end text:name="__RefHeading___Toc1337_3336228586"/></text:h>
      <text:p text:style-name="P6"><text:tab/><text:span text:style-name="T2">A entrada do sistema é composta de um relógio (“clock”), e uma entrada de reset assíncrono (“reset”). A saída do sistema são as luzes (“lights”), representadas por 8 bits.</text:span></text:p>
      <text:p text:style-name="P6"/>
      <text:h text:style-name="P34" text:outline-level="2"><text:bookmark-start text:name="__RefHeading___Toc1339_3336228586"/>Descrição e Captura do Comportamento<text:bookmark-end text:name="__RefHeading___Toc1339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34" text:outline-level="2"><text:bookmark-start text:name="__RefHeading___Toc1341_3336228586"/>Projeto do Bloco Operativo<text:bookmark-end text:name="__RefHeading___Toc1341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p text:style-name="P6"/>
      <text:h text:style-name="P34" text:outline-level="2"><text:bookmark-start text:name="__RefHeading___Toc1343_3336228586"/>Projeto do Bloco de Controle<text:bookmark-end text:name="__RefHeading___Toc1343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34" text:outline-level="2"><text:bookmark-start text:name="__RefHeading___Toc1345_3336228586"/>Projeto da Unidade Aritmética<text:bookmark-end text:name="__RefHeading___Toc1345_3336228586"/></text:h>
      <text:p text:style-name="P6"><text:tab/>Asdasdasd Asdasdasd Asdasdasd Asdasdasd Asdasdasd AsdasdasdA sdasdasd AsdasdasdAsdasdasd Asdasdasd Asdasdasd Asdasdasd Asdasdasd AsdasdasdA <text:soft-page-break/>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27" text:outline-level="1"><text:bookmark-start text:name="__RefHeading___Toc1347_3336228586"/>Desenvolvimento<text:bookmark-end text:name="__RefHeading___Toc1347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34" text:outline-level="2"><text:bookmark-start text:name="__RefHeading___Toc1349_3336228586"/>Desenvolvimento do Bloco Operativo<text:bookmark-end text:name="__RefHeading___Toc1349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32" text:outline-level="3"><text:bookmark-start text:name="__RefHeading___Toc1351_3336228586"/>Multiplexador 2x1 (MUX)<text:bookmark-end text:name="__RefHeading___Toc1351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33" text:outline-level="3"><text:bookmark-start text:name="__RefHeading___Toc1353_3336228586"/>Registrador<text:bookmark-end text:name="__RefHeading___Toc1353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0"/>
      <text:h text:style-name="P32" text:outline-level="3"><text:bookmark-start text:name="__RefHeading___Toc1355_3336228586"/><text:soft-page-break/>Somador inteiro<text:bookmark-end text:name="__RefHeading___Toc1355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0"/>
      <text:h text:style-name="P34" text:outline-level="2"><text:bookmark-start text:name="__RefHeading___Toc1357_3336228586"/>Desenvolvimento do Bloco de Controle<text:bookmark-end text:name="__RefHeading___Toc1357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34" text:outline-level="2"><text:bookmark-start text:name="__RefHeading___Toc1359_3336228586"/>Desenvolvimento da Unidade Aritmética<text:bookmark-end text:name="__RefHeading___Toc1359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29" text:outline-level="1"><text:bookmark-start text:name="__RefHeading___Toc1361_3336228586"/>Testes e Validação<text:bookmark-end text:name="__RefHeading___Toc1361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34" text:outline-level="2"><text:bookmark-start text:name="__RefHeading___Toc1363_3336228586"/>Validação do Bloco Operativo<text:bookmark-end text:name="__RefHeading___Toc1363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32" text:outline-level="3"><text:bookmark-start text:name="__RefHeading___Toc1365_3336228586"/>Multiplexador 2x1 (MUX)<text:bookmark-end text:name="__RefHeading___Toc1365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32" text:outline-level="3"><text:bookmark-start text:name="__RefHeading___Toc1367_3336228586"/>Registrador<text:bookmark-end text:name="__RefHeading___Toc1367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35" text:outline-level="2"><text:bookmark-start text:name="__RefHeading___Toc1369_3336228586"/>Validação do Bloco de Controle<text:bookmark-end text:name="__RefHeading___Toc1369_3336228586"/></text:h>
      <text:p text:style-name="P20"><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35" text:outline-level="2"><text:bookmark-start text:name="__RefHeading___Toc1371_3336228586"/>Validação da Unidade Aritmética<text:bookmark-end text:name="__RefHeading___Toc1371_3336228586"/></text:h>
      <text:p text:style-name="P1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30" text:outline-level="2"><text:bookmark-start text:name="__RefHeading___Toc1373_3336228586"/>Conclusões<text:bookmark-end text:name="__RefHeading___Toc1373_3336228586"/></text:h>
      <text:p text:style-name="P1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9"/>
      <text:h text:style-name="P31" text:outline-level="2" text:is-list-header="true"><text:bookmark-start text:name="__RefHeading___Toc1375_3336228586"/>Referências Bibliográficas<text:bookmark-end text:name="__RefHeading___Toc1375_3336228586"/></text:h>
      <text:p text:style-name="P1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egr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8-25T15:19:35.956000000</dc:date>
    <meta:editing-duration>PT24M14S</meta:editing-duration>
    <meta:editing-cycles>9</meta:editing-cycles>
    <meta:generator>LibreOffice/6.1.0.3$Windows_X86_64 LibreOffice_project/efb621ed25068d70781dc026f7e9c5187a4decd1</meta:generator>
    <meta:document-statistic meta:table-count="0" meta:image-count="0" meta:object-count="0" meta:page-count="12" meta:paragraph-count="89" meta:word-count="1357" meta:character-count="13472" meta:non-whitespace-character-count="12117"/>
  </office:meta>
</office:document-meta>
</file>